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direct.getSen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direct.getSpecialAddress( String addressString , String [ ] allowedSpecial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Redirect.getSu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tSubjectPrefix( Mail newMail , String subjectPrefix , Mail originalMai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Redirect.setIsReply( Mail newMail , boolean isReply ,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direct.getRecipi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Redirect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In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isReply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Attach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ReplyTo( Mail original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direct.updat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direct.setReplyTo( Mail newMail , MailAddress replyTo ,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direct.getRecipients( Mail originalM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direct.is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TypeCode( String para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Redirect.attac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tRecipients( Mail newMail , Collection recipients , Mail original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irect.attachError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Sender( Mail original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direct.getFakeDomainCheck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tSender( Mail newMail , MailAddress sender , Mail original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irect.getTo( Mail originalMai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direct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InLineType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Message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replaceMailAddresses( Mail mail , Collection lis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bstractRedirect.getReplyT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direct.getTo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Redirec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AttachmentType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MessageHeaders( Mime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irect.getReversePath( Mail originalM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direct.getSubject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Reverse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direct.getPass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rvice( Mail originalMai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bstractRedirect.setTo( Mail newMail , InternetAddress [ ] to , Mail original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irect.senderDomainIsValid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direct.changeSubject( MimeMessage message , String new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direct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PassThrough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tMessageId( Mail newMail , Mail original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direct.replaceInternetAddresses( Mail mail , Collection lis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AbstractRedirect.getSubjectPrefix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getFakeDomain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irect.setReversePath( MailImpl newMail , MailAddress reversePath ,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direct.buildAlteredMessage( Mail newMail , Mail originalMail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AbstractRedirect.determineMailHeaderEncodingCharset( String raw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direct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bstractRedirect.getMessageBody( Mime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